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453cm" table:align="left"/>
    </style:style>
    <style:style style:name="Tabelle1.A" style:family="table-column">
      <style:table-column-properties style:column-width="0.702cm"/>
    </style:style>
    <style:style style:name="Tabelle1.B" style:family="table-column">
      <style:table-column-properties style:column-width="4.251cm"/>
    </style:style>
    <style:style style:name="Tabelle1.C" style:family="table-column">
      <style:table-column-properties style:column-width="4.24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7199"/>
    </style:style>
    <style:style style:name="P2" style:family="paragraph" style:parent-style-name="Table_20_Contents">
      <style:text-properties officeooo:paragraph-rsid="000f7199"/>
    </style:style>
    <style:style style:name="P3" style:family="paragraph" style:parent-style-name="Table_20_Contents">
      <style:text-properties officeooo:paragraph-rsid="0010ff7d"/>
    </style:style>
    <style:style style:name="P4" style:family="paragraph" style:parent-style-name="Table_20_Heading">
      <style:text-properties officeooo:paragraph-rsid="000f7199"/>
    </style:style>
    <style:style style:name="T1" style:family="text">
      <style:text-properties officeooo:rsid="000f7199"/>
    </style:style>
    <style:style style:name="T2" style:family="text">
      <style:text-properties officeooo:rsid="0010ff7d"/>
    </style:style>
    <style:style style:name="T3" style:family="text">
      <style:text-properties officeooo:rsid="00125c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otism Videotutorials</text:span></text:p>
      <text:p text:style-name="P1"><text:span text:style-name="T1">Title: </text:span><text:span text:style-name="T3">Introduction</text:span></text:p>
      <text:p text:style-name="P1"><text:span text:style-name="T1">Date: </text:span><text:span text:style-name="T3">2016-06-08</text:span></text:p>
      <text:p text:style-name="P1"><text:span text:style-name="T1">Version: </text:span><text:span text:style-name="T3">v0.1</text:span></text:p>
      <text:p text:style-name="P1"><text:span text:style-name="T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header-rows>
          <table:table-row>
            <table:table-cell table:style-name="Tabelle1.A1" office:value-type="string">
              <text:p text:style-name="P4"><text:span text:style-name="T1">ID</text:span></text:p>
            </table:table-cell>
            <table:table-cell table:style-name="Tabelle1.A1" office:value-type="string">
              <text:p text:style-name="P4"><text:span text:style-name="T1">Video</text:span></text:p>
            </table:table-cell>
            <table:table-cell table:style-name="Tabelle1.A1" office:value-type="string">
              <text:p text:style-name="P4"><text:span text:style-name="T1">Narration</text:span></text:p>
            </table:table-cell>
            <table:table-cell table:style-name="Tabelle1.D1" office:value-type="string">
              <text:p text:style-name="P4"><text:span text:style-name="T1">Text</text:span></text:p>
            </table:table-cell>
          </table:table-row>
        </table:table-header-rows>
        <table:table-row>
          <table:table-cell table:style-name="Tabelle1.A2" office:value-type="string">
            <text:p text:style-name="P2"><text:span text:style-name="T1">1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<text:span text:style-name="T2">The Helotism project is an easy-to-install Raspberry Pi cluster.</text:span>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<text:span text:style-name="T1">2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<text:span text:style-name="T2">The whole infrastructure lives as code in a GitHub repository.</text:span>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<text:span text:style-name="T1">3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<text:span text:style-name="T2">When forked and cloned a bootstrap script asks for a minimum set of configuration items.</text:span>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<text:span text:style-name="T1">4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<text:span text:style-name="T2">Then the script prepares a number of SD cards.</text:span>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<text:span text:style-name="T1">5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<text:span text:style-name="T2">Some off-the-shelf hardware with the value of 250 € will then form a cluster of three (or more) nodes.</text:span>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<text:span text:style-name="T1">6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5:37:37.66</meta:creation-date>
    <dc:date>2016-06-08T15:44:28.18</dc:date>
    <meta:editing-duration>PT3M</meta:editing-duration>
    <meta:editing-cycles>3</meta:editing-cycles>
    <meta:generator>LibreOffice/3.6$Windows_x86 LibreOffice_project/2ef5aff-a6fb0ff-166bdff-cf087ad-0f1389</meta:generator>
    <meta:document-statistic meta:table-count="1" meta:image-count="0" meta:object-count="0" meta:page-count="1" meta:paragraph-count="19" meta:word-count="80" meta:character-count="459" meta:non-whitespace-character-count="398"/>
  </office:meta>
</office:document-meta>
</file>